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FactoryFinder.which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Finder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FactoryFinder.loadFromServicesFile( String uri , String resourceName , InputStream i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XPathFactoryFinder.XPathFactoryFinder(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FactoryFin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Find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Finder.createInstance( String class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PathFactoryFind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Finder._newFactory( String uri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XPathFactoryFinder.createServiceFileItera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PathFactoryFinder.which( String classname ,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FactoryFinder.debugDisplayClassLoad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PathFactoryFinder.newFactory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FactoryFinder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ng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